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ff99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8.323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400pt" fo:font-weight="bold" style:font-size-asian="400pt" style:font-weight-asian="bold" style:font-size-complex="400pt" style:font-weight-complex="bold"/>
    </style:style>
    <style:style style:name="T1" style:family="text">
      <style:text-properties fo:font-family="'Trebuchet MS'" style:font-family-generic="swiss" style:font-pitch="variable" fo:font-size="400pt" fo:font-weight="bold" style:font-size-asian="400pt" style:font-weight-asian="bold" style:font-size-complex="4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272cm" svg:height="17.272cm" svg:x="2.127cm" svg:y="5.139cm" draw:corner-radius="1.27cm">
          <text:p/>
        </draw:rect>
        <draw:rect draw:style-name="gr2" draw:text-style-name="P1" draw:layer="layout" svg:width="16.51cm" svg:height="16.51cm" svg:x="2.527cm" svg:y="5.539cm" draw:corner-radius="1.27cm">
          <text:p/>
        </draw:rect>
        <draw:frame draw:style-name="gr3" draw:text-style-name="P2" draw:layer="layout" svg:width="5.309cm" svg:height="18.573cm" draw:transform="rotate (0.0031415926535892) translate (8.505cm 4.721cm)">
          <draw:text-box>
            <text:p text:style-name="P2"><text:span text:style-name="T1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date>2015-09-01T13:39:52</dc:date>
    <meta:editing-duration>PT1H30M35S</meta:editing-duration>
    <meta:editing-cycles>2</meta:editing-cycles>
    <meta:document-statistic meta:object-count="3"/>
  </office:meta>
</office:document-meta>
</file>